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4.9306in" fo:margin-left="-0.0417in" fo:margin-top="0in" fo:margin-bottom="0in" table:align="left"/>
    </style:style>
    <style:style style:name="Table1.A" style:family="table-column">
      <style:table-column-properties style:column-width="0.9097in"/>
    </style:style>
    <style:style style:name="Table1.B" style:family="table-column">
      <style:table-column-properties style:column-width="4.0201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Heading_20_1">
      <loext:graphic-properties draw:fill-gradient-name="gradient" draw:fill-hatch-name="hatch"/>
      <style:paragraph-properties fo:margin-top="0in" fo:margin-bottom="0in" style:contextual-spacing="true"/>
    </style:style>
    <style:style style:name="P2" style:family="paragraph" style:parent-style-name="Heading_20_2">
      <loext:graphic-properties draw:fill-gradient-name="gradient" draw:fill-hatch-name="hatch"/>
      <style:paragraph-properties fo:margin-top="0in" fo:margin-bottom="0in" style:contextual-spacing="true"/>
    </style:style>
    <style:style style:name="P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language="en" fo:country="PH" fo:font-style="normal" fo:font-weight="normal" officeooo:rsid="0013f3d5" officeooo:paragraph-rsid="0013f3d5" fo:background-color="transparent" style:font-size-asian="13pt" style:font-size-complex="13pt" loext:padding="0in" loext:border="none"/>
    </style:style>
    <style:style style:name="P5" style:family="paragraph" style:parent-style-name="Standard">
      <loext:graphic-properties draw:fill-gradient-name="gradient" draw:fill-hatch-name="hatch"/>
      <style:paragraph-properties fo:margin-top="0in" fo:margin-bottom="0in" style:contextual-spacing="true"/>
    </style:style>
    <style:style style:name="P6"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0d860"/>
    </style:style>
    <style:style style:name="P7"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8"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9"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0" style:family="paragraph" style:parent-style-name="Subtitle">
      <loext:graphic-properties draw:fill-gradient-name="gradient" draw:fill-hatch-name="hatch"/>
      <style:paragraph-properties fo:margin-top="0in" fo:margin-bottom="0in" style:contextual-spacing="true"/>
    </style:style>
    <style:style style:name="P11" style:family="paragraph" style:parent-style-name="Text_20_body">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2"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13"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style>
    <style:style style:name="P14" style:family="paragraph" style:parent-style-name="Text_20_body">
      <loext:graphic-properties draw:fill-gradient-name="gradient" draw:fill-hatch-name="hatch"/>
      <style:paragraph-properties fo:margin-top="0in" fo:margin-bottom="0in" style:contextual-spacing="true"/>
      <style:text-properties officeooo:rsid="001a63e3" officeooo:paragraph-rsid="0010d860"/>
    </style:style>
    <style:style style:name="P15"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16" style:family="paragraph" style:parent-style-name="Text_20_body">
      <loext:graphic-properties draw:fill-gradient-name="gradient" draw:fill-hatch-name="hatch"/>
      <style:paragraph-properties fo:margin-top="0in" fo:margin-bottom="0in" style:contextual-spacing="true"/>
      <style:text-properties style:font-name="Liberation Serif" fo:font-size="12pt" fo:font-weight="normal" officeooo:paragraph-rsid="0010d860" style:font-size-asian="12pt" style:font-weight-asian="normal" style:font-size-complex="12pt" style:font-weight-complex="normal"/>
    </style:style>
    <style:style style:name="P17" style:family="paragraph" style:parent-style-name="Text_20_body">
      <loext:graphic-properties draw:fill-gradient-name="gradient" draw:fill-hatch-name="hatch"/>
      <style:paragraph-properties fo:margin-top="0in" fo:margin-bottom="0in" style:contextual-spacing="true"/>
      <style:text-properties style:font-name="Liberation Serif" fo:font-size="12pt" officeooo:paragraph-rsid="0010d860" style:font-size-asian="12pt" style:font-size-complex="12pt"/>
    </style:style>
    <style:style style:name="P18"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style>
    <style:style style:name="P19" style:family="paragraph" style:parent-style-name="Title">
      <loext:graphic-properties draw:fill-gradient-name="gradient" draw:fill-hatch-name="hatch"/>
      <style:paragraph-properties fo:margin-top="0in" fo:margin-bottom="0in" style:contextual-spacing="true"/>
    </style:style>
    <style:style style:name="T1" style:family="text">
      <style:text-properties style:font-name="YouTube Sans" fo:font-weight="bold" fo:background-color="transparent" loext:char-shading-value="0" loext:padding="0in" loext:border="none"/>
    </style:style>
    <style:style style:name="T2" style:family="text">
      <style:text-properties fo:font-variant="normal" fo:text-transform="none" fo:color="#0f0f0f" loext:opacity="100%" style:font-name="Roboto" fo:font-size="10.5pt" fo:letter-spacing="normal" fo:font-style="normal" fo:font-weight="normal"/>
    </style:style>
    <style:style style:name="T3" style:family="text">
      <style:text-properties fo:font-variant="normal" fo:text-transform="none" fo:color="#0f0f0f" loext:opacity="100%" style:font-name="Roboto" fo:font-size="10.5pt" fo:letter-spacing="normal" fo:font-style="normal" fo:font-weight="normal" officeooo:rsid="0023e46a"/>
    </style:style>
    <style:style style:name="T4" style:family="text">
      <style:text-properties fo:font-variant="normal" fo:text-transform="none" fo:color="#0f0f0f" loext:opacity="100%" style:font-name="Roboto" fo:font-size="10.5pt" fo:letter-spacing="normal" fo:font-style="normal" fo:font-weight="normal" officeooo:rsid="0010d860"/>
    </style:style>
    <style:style style:name="T5" style:family="text">
      <style:text-properties fo:font-variant="normal" fo:text-transform="none" fo:color="#0f0f0f" loext:opacity="100%" style:font-name="Roboto" fo:font-size="9pt" fo:letter-spacing="normal" fo:font-style="normal" fo:font-weight="normal"/>
    </style:style>
    <style:style style:name="T6" style:family="text">
      <style:text-properties fo:font-variant="normal" fo:text-transform="none" fo:color="#0f0f0f" loext:opacity="100%" style:font-name="Roboto" fo:font-size="9pt" fo:letter-spacing="normal" fo:language="en" fo:country="PH" fo:font-style="normal" fo:font-weight="normal" officeooo:rsid="0013f3d5"/>
    </style:style>
    <style:style style:name="T7" style:family="text">
      <style:text-properties fo:font-variant="normal" fo:text-transform="none" fo:color="#0f0f0f" loext:opacity="100%" fo:letter-spacing="normal"/>
    </style:style>
    <style:style style:name="T8" style:family="text">
      <style:text-properties fo:font-variant="normal" fo:text-transform="none" fo:color="#0f0f0f" loext:opacity="100%" fo:letter-spacing="normal" fo:language="en" fo:country="PH" fo:font-style="normal" fo:font-weight="normal" officeooo:rsid="0013f3d5"/>
    </style:style>
    <style:style style:name="T9" style:family="text">
      <style:text-properties fo:font-variant="normal" fo:text-transform="none" fo:color="#0f0f0f" loext:opacity="100%" fo:letter-spacing="normal" fo:font-style="normal" fo:font-weight="normal"/>
    </style:style>
    <style:style style:name="T10" style:family="text">
      <style:text-properties fo:font-variant="normal" fo:text-transform="none" fo:color="#0f0f0f" loext:opacity="100%" fo:font-size="9pt" fo:letter-spacing="normal" fo:language="en" fo:country="PH" fo:font-style="normal" fo:font-weight="normal" officeooo:rsid="0013f3d5"/>
    </style:style>
    <style:style style:name="T11" style:family="text">
      <style:text-properties fo:font-variant="normal" fo:text-transform="none" fo:color="#0f0f0f" loext:opacity="100%" fo:font-size="9pt" fo:letter-spacing="normal" fo:font-style="normal" fo:font-weight="normal"/>
    </style:style>
    <style:style style:name="T12" style:family="text">
      <style:text-properties officeooo:rsid="001a63e3"/>
    </style:style>
    <style:style style:name="T13" style:family="text">
      <style:text-properties officeooo:rsid="0010d860"/>
    </style:style>
    <style:style style:name="T14" style:family="text">
      <style:text-properties officeooo:rsid="0010f3db"/>
    </style:style>
    <style:style style:name="T15" style:family="text">
      <style:text-properties fo:language="en" fo:country="PH"/>
    </style:style>
    <style:style style:name="T16" style:family="text">
      <style:text-properties fo:language="en" fo:country="PH" officeooo:rsid="0013f3d5"/>
    </style:style>
    <style:style style:name="T17" style:family="text">
      <style:text-properties fo:language="en" fo:country="PH" officeooo:rsid="0010f3db"/>
    </style:style>
    <style:style style:name="T18"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ActInf ModelStream #005 ~ “Contrastive Active Inference”</text:p>
      <text:p text:style-name="P12"/>
      <text:p text:style-name="P13"><text:span text:style-name="T1"/></text:p>
      <text:p text:style-name="P4">Presentation by Time Verbelen and Pietro Mazzaglia on contrastive active inference.</text:p>
      <text:p text:style-name="P3"/>
      <text:p text:style-name="P12"/>
      <text:p text:style-name="P10">Presented by Active Inference Institute in 2022</text:p>
      <text:p text:style-name="P15"/>
      <text:h text:style-name="P1" text:outline-level="1"><text:span text:style-name="T12">Session </text:span><text:span text:style-name="T15">0</text:span><text:span text:style-name="T16">05</text:span><text:span text:style-name="T15">.</text:span><text:span text:style-name="T17">1</text:span>, <text:span text:style-name="T16">January 28</text:span><text:span text:style-name="T12">, 2022</text:span></text:h>
      <text:p text:style-name="P15"/>
      <text:p text:style-name="P18"><text:a xlink:type="simple" xlink:href="https://www.youtube.com/watch?v=GR07coJNPUE" text:style-name="Internet_20_link" text:visited-style-name="Visited_20_Internet_20_Link"><text:span text:style-name="T18">https://www.youtube.com/watch?v=GR07coJNPUE</text:span></text:a></text:p>
      <text:p text:style-name="P18"/>
      <text:p text:style-name="P6"/>
      <text:p text:style-name="P5"/>
      <text:h text:style-name="P2" text:outline-level="2"><text:span text:style-name="T13">SESSION SPEAKER</text:span>S</text:h>
      <text:p text:style-name="P7">Tim Verbelen, Pietro Mazzagliam, Daniel Friedman</text:p>
      <text:p text:style-name="P7"/>
      <text:p text:style-name="P7"/>
      <text:h text:style-name="P2" text:outline-level="2">CONTENTS</text:h>
      <table:table table:name="Table1" table:style-name="Table1">
        <table:table-column table:style-name="Table1.A"/>
        <table:table-column table:style-name="Table1.B"/>
        <table:table-row table:style-name="Table1.1">
          <table:table-cell table:style-name="Table1.A1" office:value-type="string">
            <text:p text:style-name="P8">00:08</text:p>
          </table:table-cell>
          <table:table-cell table:style-name="Table1.A1" office:value-type="string">
            <text:p text:style-name="P9">Actinf Lab ModelStream #005.1</text:p>
          </table:table-cell>
        </table:table-row>
        <table:table-row table:style-name="Table1.1">
          <table:table-cell table:style-name="Table1.A1" office:value-type="string">
            <text:p text:style-name="P8">00:55</text:p>
          </table:table-cell>
          <table:table-cell table:style-name="Table1.A1" office:value-type="string">
            <text:p text:style-name="P9">Generative Inference</text:p>
          </table:table-cell>
        </table:table-row>
        <table:table-row table:style-name="Table1.1">
          <table:table-cell table:style-name="Table1.A1" office:value-type="string">
            <text:p text:style-name="P8">02:08</text:p>
          </table:table-cell>
          <table:table-cell table:style-name="Table1.A1" office:value-type="string">
            <text:p text:style-name="P9">Active Inference and the generative models</text:p>
          </table:table-cell>
        </table:table-row>
        <table:table-row table:style-name="Table1.1">
          <table:table-cell table:style-name="Table1.A1" office:value-type="string">
            <text:p text:style-name="P8">04:42</text:p>
          </table:table-cell>
          <table:table-cell table:style-name="Table1.A1" office:value-type="string">
            <text:p text:style-name="P9">Inferring the future from the past</text:p>
          </table:table-cell>
        </table:table-row>
        <table:table-row table:style-name="Table1.1">
          <table:table-cell table:style-name="Table1.A1" office:value-type="string">
            <text:p text:style-name="P8">13:40</text:p>
          </table:table-cell>
          <table:table-cell table:style-name="Table1.A1" office:value-type="string">
            <text:p text:style-name="P9">How does action selection work?</text:p>
          </table:table-cell>
        </table:table-row>
        <table:table-row table:style-name="Table1.1">
          <table:table-cell table:style-name="Table1.A1" office:value-type="string">
            <text:p text:style-name="P8">23:24</text:p>
          </table:table-cell>
          <table:table-cell table:style-name="Table1.A1" office:value-type="string">
            <text:p text:style-name="P9">Enactive inference and the future</text:p>
          </table:table-cell>
        </table:table-row>
        <table:table-row table:style-name="Table1.1">
          <table:table-cell table:style-name="Table1.A1" office:value-type="string">
            <text:p text:style-name="P8">39:20</text:p>
          </table:table-cell>
          <table:table-cell table:style-name="Table1.A1" office:value-type="string">
            <text:p text:style-name="P9">Free Energy of the Past in Machine Learning</text:p>
          </table:table-cell>
        </table:table-row>
        <table:table-row table:style-name="Table1.1">
          <table:table-cell table:style-name="Table1.A1" office:value-type="string">
            <text:p text:style-name="P8">42:04</text:p>
          </table:table-cell>
          <table:table-cell table:style-name="Table1.A1" office:value-type="string">
            <text:p text:style-name="P9">Inclination under Contrastive Active Inference</text:p>
          </table:table-cell>
        </table:table-row>
        <table:table-row table:style-name="Table1.1">
          <table:table-cell table:style-name="Table1.A1" office:value-type="string">
            <text:p text:style-name="P8">1:00:43</text:p>
          </table:table-cell>
          <table:table-cell table:style-name="Table1.A1" office:value-type="string">
            <text:p text:style-name="P9">Contrastive Active Inference</text:p>
          </table:table-cell>
        </table:table-row>
        <table:table-row table:style-name="Table1.1">
          <table:table-cell table:style-name="Table1.A1" office:value-type="string">
            <text:p text:style-name="P8">1:14:02</text:p>
          </table:table-cell>
          <table:table-cell table:style-name="Table1.A1" office:value-type="string">
            <text:p text:style-name="P9">Training the robot with contrastive learning</text:p>
          </table:table-cell>
        </table:table-row>
        <table:table-row table:style-name="Table1.1">
          <table:table-cell table:style-name="Table1.A1" office:value-type="string">
            <text:p text:style-name="P8">1:21:10</text:p>
          </table:table-cell>
          <table:table-cell table:style-name="Table1.A1" office:value-type="string">
            <text:p text:style-name="P9">Contrast of Learning Settings</text:p>
          </table:table-cell>
        </table:table-row>
        <table:table-row table:style-name="Table1.1">
          <table:table-cell table:style-name="Table1.A1" office:value-type="string">
            <text:p text:style-name="P8">1:25:34</text:p>
          </table:table-cell>
          <table:table-cell table:style-name="Table1.A1" office:value-type="string">
            <text:p text:style-name="P9">The action entropy term in the free energy calculation</text:p>
          </table:table-cell>
        </table:table-row>
        <table:table-row table:style-name="Table1.1">
          <table:table-cell table:style-name="Table1.A1" office:value-type="string">
            <text:p text:style-name="P8">1:30:03</text:p>
          </table:table-cell>
          <table:table-cell table:style-name="Table1.A1" office:value-type="string">
            <text:p text:style-name="P9">Is Constant Term Inference useful for deep learning?</text:p>
          </table:table-cell>
        </table:table-row>
        <table:table-row table:style-name="Table1.1">
          <table:table-cell table:style-name="Table1.A1" office:value-type="string">
            <text:p text:style-name="P8">1:33:25</text:p>
          </table:table-cell>
          <table:table-cell table:style-name="Table1.A1" office:value-type="string">
            <text:p text:style-name="P9">Inference with active and passive coherence</text:p>
          </table:table-cell>
        </table:table-row>
        <table:table-row table:style-name="Table1.1">
          <table:table-cell table:style-name="Table1.A1" office:value-type="string">
            <text:p text:style-name="P8">1:43:28</text:p>
          </table:table-cell>
          <table:table-cell table:style-name="Table1.A1" office:value-type="string">
            <text:p text:style-name="P9">Active Inference vs Sophisticated Inference</text:p>
          </table:table-cell>
        </table:table-row>
      </table:table>
      <text:p text:style-name="P5"/>
      <text:p text:style-name="P7"/>
      <text:p text:style-name="P11"/>
      <text:p text:style-name="P11"/>
      <text:h text:style-name="P2" text:outline-level="2">TRANSCRIPT</text:h>
      <text:p text:style-name="P11">00:08 Daniel:</text:p>
      <text:p text:style-name="P11">Okay. Hello and welcome everyone. It is January 28, 2022. We're here in ActInf Lab ModelStream <text:soft-page-break/>number 005.1 with Pietro Mazzaglia and Tim Verbelen. So this is going to be a model stream presentation and discussion on their recent work, generative active Inference.</text:p>
      <text:p text:style-name="P11">We're going to have a presentation section and then discussion. So please feel free to ask any questions during the presentation that we can address in the discussion. And Tim and Petro. Thanks a ton. We really appreciate you joining to share your work so please take it away and thanks again.</text:p>
      <text:p text:style-name="P11"/>
      <text:p text:style-name="P11">00:52 Tim:</text:p>
      <text:p text:style-name="P11">Thanks Daniel for inviting us as well. So I'm Timothy Bull and together with Nikoli Pieto, we will talk on our work on generative active inference. So maybe first to set the scene, why are we looking active inference lab? Well basically our lab wants to build intelligent agents. And so from that perspective, we noticed early on if you want to build something intelligent, it needs to be embodied, it needs to be interacting with its environment.</text:p>
      <text:p text:style-name="P11">And then it's a small step of course those interactive coherence where basically your agent needs to understand the environment it's interacting with and need to build the model basically. So I'll first give an overview active inference lab and the way that we approaches a lot of this material has also been covered in a previous model stream I think number three.</text:p>
      <text:p text:style-name="P11">01:53 So if you want more details you can think of that one again. And so then afterwards Peter will take over and he will go to the details of the contrasting approach. So let's get started.</text:p>
      <text:p text:style-name="P11">So basically active inference, it's a process theory of the brain and basically it says that your brain or the agent, he builds the model of the environment which is basically a joint probability distribution over observations. So things that you can see or experience actions which we do notice and then states or hidden states of the environment. So basically you have your agent that separate from the environment and it can do actions, it can interact with the environment and this gives rise to new observations.</text:p>
      <text:p text:style-name="P11">02:53 And so the idea of the Dresses model is that agent figures out which are kind of the hidden states that change by my action and that give rise to my observation. And if you can build such a model then basically this examples the agent to plan some actions to bring the agent to some preferred observations or outcomes and so forth.</text:p>
      <text:p text:style-name="P11">So the crucial bit is basically how do you get this model of what happens if I do my actions? How does this influence active states and how does this influence the outcome that I see? So the crucial Parr of inference is twofold. First of all, this is what the agent does and it does so by optimizing so called free energy which isn't a pro bounce or surprise or prediction error. So basically the generative models allows the agent to predict the outcomes that it will see that it will witness.</text:p>
      <text:p text:style-name="P11">03:58 And the better these match your actual observations, the more happier you are as an agent. And crucially, you will also select the actions that will minimize the free energy you expect in the future. So we'll dig a bit into the mouth just to set the scene on the one hand notation wise, so that we all know what O's and S and A's are, but also to then see the move that it will make from active coherence representation towards more contrast the formulation of Active Inference Lab objective. So we start off with setting the C with a generative model. So it's a bit laid out the diagram of the agent and the environment that was on previous slide.</text:p>
      <text:p text:style-name="P11">So basically this unfolds over time. So you are in certain states that gives rise to a certain observation and then given an action on your previous state, you basically move ahead to the next state and this <text:soft-page-break/>process unfolds over time.</text:p>
      <text:p text:style-name="P11">05:12 And you can see some of the circles are colored gray and these are basically the things that you can observe. So you know the actions that you did up until now and you know the observations that you saw up until now and all the rest is basically for you to infer. So you can only infer the hidden states until now, but you can also try to infer the hidden states on the future the action that you want to take or the observations that you will experience.</text:p>
      <text:p text:style-name="P11">And so basically the so called joint model or joint distribution over the sequence of observation states and action is then basically factorized as follows. So you have prior over action, you have a light suit model, so you have prior overactions. So this basically determines what is the probability you take certain actions, certain time, you have some transition probabilities.</text:p>
      <text:p text:style-name="P11">06:13 So what is the probability that I will transition to this next state given my previous state injection I did. And you have the likelihood model which basically says yeah, given the state I am with observation I will see.</text:p>
      <text:p text:style-name="P11">So this basically covers the so called Markov assumptions that your observation that you see at this time step, it only depends on your hidden states state and it does not really directly depend on anything else because if you know your current hidden states, then you know the observation you will see. So that's basically what it's reflected here. Of course, as an agent having this jointed model, this allows you to assess how likely is a sequence of observations, for example, and allows you to predict given these actions, what will happen. But one crucial bit of course is still the inverse of this model. Like given that I saw these observations that I did these action, which is my current state, and this is basically nontrivial.</text:p>
      <text:p text:style-name="P11">07:23 So even if you have the exact strength model inverting, this is typically intractable. So that's why active inference you resort to variation inference and you just say, okay, I just assume that I can build a model, so called force example steering model and this is the thing that will tell me, given certain observations, what is my probability to be in a certain state. So this was depicted here. So yeah, we introduction few and few is basically a variational critical sphere. So any distribution, you can choose it and you just say okay, given some observation, I want to have the best estimate for the state I am in and free, free energy principle, that's what you want.</text:p>
      <text:p text:style-name="P11">Then this is easy. You just optimize the free energy which is note F here and it's basically expectation over states generated by your approximate steer, the expectation over the difference between the local attributes of your approximate steer and the local attributes of the JF model.</text:p>
      <text:p text:style-name="P11">08:34 And if you can minimize that, that basically means that you will have the best explanation for the observations you see, but at the same time you also have the best approximate for the true one. We're not going to go to the whole derivation of this flow, but basically you can convert this to the second equation line and this is the one that we use most often in our models, which is basically Keller version between this approximate zero. So basically what is the state I am given the observations I saw and this prior that basically says this is my guess that I am in the states given my previous state expectation.</text:p>
      <text:p text:style-name="P11">So I don't know the observation yet, but I want to have the best guess without my conversation and if I see the observation, I don't want my beliefs to completely switch because then probably there's something wrong with my model and I have the second term which is the most likely term.</text:p>
      <text:p text:style-name="P11">09:44 This is basically the accuracy of your model or how good are you at reconstructing the outcomes. So this is all for the past basically or up until your current time step. So you know the observations you <text:soft-page-break/>saw and you can evaluate the free energy and then you can basically update your model in order to minimize this thing. But of course you also need to know your axis.</text:p>
      <text:p text:style-name="P11">You want to look into the future. So if you look into the future, then we talk about the expected free energy. Here we use pi as a shorthand for sequence of action into the future. I also switched from T to Ta just to denote that we are talking about future time steps basically. But other than that, the important bit is now that in the expectation now you don't have expectations only over states but also over outcomes because you couldn't sense your observations yet, so you don't know them.</text:p>
      <text:p text:style-name="P11">10:52 So you can just kind of move expectation over anything that could happen. And then the move that is made in active inference is basically that your own hands form a term which they call the instrumental value or realizing preferences and it's basically stating that's okay, as an agent for future outcomes I have some prior that I think that I will regardless what happens that I think I will realize. It's kind of your preferred outcomes let's say can also cause this more like homeostatic. I want my body temperature to be 37 degrees Celsius so my expectation before knowing anything is that it will be ant 37 degrees and hence I will act in order to make it so. So that's reflected here you disregard the dependency on your future action, you just say okay, my prior is this is what I expect.</text:p>
      <text:p text:style-name="P11">12:01 So this becomes and instrumental value. And then the second assumption is basically that your approximate posterior model is basically very close to the true posterior. So that you have a good approximation. Then you can rewrite it's in the second term, which basically means that you have on the one hand and the third that says this is my belief or the state given the actions I will do. And the other thing is also a belief about future states given the actions and some certain outcomes that I expect to see.</text:p>
      <text:p text:style-name="P11">So basically it says, what would be the information that I get from looking for certain outcomes? And it's kind of an epistemic value or an information gain which can drive you to explore. Basically, if you don't know how to get to your preferred state, at least you want to get to states that give you more information on where you are.</text:p>
      <text:p text:style-name="P11">13:11 Go first and often says it's like the owl that needs food. So what do you do?</text:p>
      <text:p text:style-name="P11">Do you eat first or do you search for prey first? So the epistemic value is basically searching for prey. It's like where should I go to get more information on where the prey is? And once you know where it is then you can realize your preferences and go towards the pay.</text:p>
      <text:p text:style-name="P11">How does the action selection work then? Well basically you want to select the action that minimize your expected free energy. So at each time step first thing you do is you use your approximate model to estimate your coherent state like knowing which state am I now? Given my latest observation then you can evaluate the expected free energy for each of your plans for any future sequence of actions you can evaluate the expected free energy and then there's basically results in a belief over policy.</text:p>
      <text:p text:style-name="P11">14:19 So you basically take the negative expected free energy, you multiply with this precision parameter which states how much confidence you have that your expected free energy is correct basically.</text:p>
      <text:p text:style-name="P11">And then you use this of mixture. So basically it just says the policies that have low expected free energy are the ones that are most likely. Basically that's the only thing that's from the force. And then refer the next action according to this, you just select the next action for the sequence that you think will give you the minimum expected free energy. And that's how it goes.</text:p>
      <text:p text:style-name="P11">And then you take this action, you get a new observation and approach through.</text:p>
      <text:p text:style-name="P11"><text:soft-page-break/>One crucial point in our work is that it all starts with this generative model and it's approximate model. And typically you have a certain problem and you know how the problem looks like, what your observations are, what the hidden states might be.</text:p>
      <text:p text:style-name="P11">15:30 And then you can really pinpoint and write down the exact model and clark optimizing. But in our case, this is often not true. If you look at the robots that drives around and gets camera inputs, for example, what is the state space that you need to track?</text:p>
      <text:p text:style-name="P11">How do you convert these pixels to the state space? So all these things are just not there yet. The goal in our work is that can we completely start from scratch and learn this? And for this we use deep neural networks to act as function approximators to actually provide us with these models and we optimize the parameters of these neural nets also by minimizing the free energy. That's the core idea let's say.</text:p>
      <text:p text:style-name="P11">So how does it look like? We call this and artificial work model. So we start off with observations and actions.</text:p>
      <text:p text:style-name="P11">16:31 So these can be pixels basically. So an n by m matrix of numbers let's say and actions which could be any action factor, could be your velocity or whatever your agent can do.</text:p>
      <text:p text:style-name="P11">And these numbers are put into a neural net which we call the importer. And this basically then reflects this proxy. Or this is just saying given my previous state action and my current conversation, it outputs a probability presentation which is basically the means and the variances of motivated versions. And then we have a second neural net which we call transition model. And this is then saying what will happen if I do a certain action?</text:p>
      <text:p text:style-name="P11">How will my state evolve if I do a certain action? Now finally we also have the decoder or the latitude model that then outputs given states observation. So in case of an image for examples, this will generate you a new image and the goal is of course to have the best predictions possible.</text:p>
      <text:p text:style-name="P11">17:42 So if you look at the free energy formula again, in this case again you have this likely return which basically just says given the output of the decoder so the generic image I just want to have this close to the actual image that we then see. So it's just a reconstruction loss in terms of neural nets let's say.</text:p>
      <text:p text:style-name="P11">And the second term is a gallery emergence between the distribution that you generate from the encoder and the distribution that you generate from the transition model basically.</text:p>
      <text:p text:style-name="P11">So we applied this on a number of cases which also were seen in the previous model stream. So just to give you some intuition. So first thing was the multi car plumbing, which is a basic controlled process. So here the sensory input is the position you are, the card you basically have to infer not only the position you're in, but also the momentum you have, the roles you have.</text:p>
      <text:p text:style-name="P11">18:51 And so you can see that on the right you can see the model predicting all likely trajectories for going left or right.</text:p>
      <text:p text:style-name="P11">And you can see how in the beginning it's not sure on the velocity. So it's very spread out in what it will predict. But the more information it gets, the more it kind of collapses to I'm pretty sure that this is the behavior that will happen. And then you can use this to drive the agent towards preferred states, in this case the flag. The second one was using the car reader environment.</text:p>
      <text:p text:style-name="P11">So here you get these observations are now just pixels from, from this game. And the preferred state of the car was to be in the center of the trick. And so you can see how it actually infers the action that will bring it to the center of the track and it might even cut corners in order to reach a preferred state bit faster.</text:p>
      <text:p text:style-name="P11"><text:soft-page-break/>19:52 And finally, we also did this on the robots Navigating, our lab, where we equipped it with a number of sensor modalities. So you can see the camera, but also front foraging LiDAR and also a radar range doppler.</text:p>
      <text:p text:style-name="P11">So the radar range doppler basically gives you in the y axis the range and in the x axis the velocity of the reflections basically. And here you can see how in the beginning we feed it with a number of observations and then we basically let the model imagine what could happen. So these are real observations and now it basically imagines what it will see if it turns around, for example, because it actually learns like basic dynamics, basic behavior of all these sensor models. So it's pretty cool.</text:p>
      <text:p text:style-name="P11">So, other limitations of this thing? Well, there are two core limitations that we address in the work of Theatre.</text:p>
      <text:p text:style-name="P11">20:55 The first one is we use this pixelback reconstruction both to learn a model, but also to define your preferred state. Like this is the image that you want to see and try to make it happen. But the problem is that means where error in pixel in terms of pixels is not really the best metric.</text:p>
      <text:p text:style-name="P11">So, for example, if you have the left image and you want to assess how good an image is similar to that one, we have two examples here on the right, and you can see that the same image with some salt and pepper noise is actually scoring worse in terms of Dean Squared error than an image where the two Joint Arm is actually incorrect. So although in terms of behavior the left one is better, in terms of music error, the right one is better.</text:p>
      <text:p text:style-name="P11">21:56 So that's of course problematic if you want to control the arm towards the goal. And then the second limitation is that if you need to evaluate the expected free energy for a huge number of potential trajectories potential actions you can do, then of course this becomes intractable as the number increases. And so the ways that we cope with this in the generative work is on the one hand, instead of using a pixelwise conversation is to use contrastive learning instead how exactly this works will come earned in the next few slides.</text:p>
      <text:p text:style-name="P11">And then the second thing is instead of evaluating the expected free energy for all the policies, we basically amortize the policy action scheme. So we also train neural net to output actions hidden states. And so with that we can now shift to schedule who will talk about the controller correlation of the existing.</text:p>
      <text:p text:style-name="P11"/>
      <text:p text:style-name="P11">23:02 Daniel:</text:p>
      <text:p text:style-name="P11">Thank you Tim.</text:p>
      <text:p text:style-name="P11"/>
      <text:p text:style-name="P11">23:05 Pietro:</text:p>
      <text:p text:style-name="P11">All right, so thank you Daniel for having us and thank you team. I hope you can hear me well.</text:p>
      <text:p text:style-name="P11">Okay, so I try to share my screen now.</text:p>
      <text:p text:style-name="P11"/>
      <text:p text:style-name="P11">23:24 Tim:</text:p>
      <text:p text:style-name="P11">Okay.</text:p>
      <text:p text:style-name="P11"/>
      <text:p text:style-name="P11">23:26 Pietro:</text:p>
      <text:p text:style-name="P11">All right, so now I will talk about our recent work Controller by inference, this work was recently published but now it's 2021. So very recent. It came out last month and let's start delving into it. So the <text:soft-page-break/>setting that we discuss active coherence lab is very similar to the reinforcement learning one with the difference that in reinforcement learning, all behavior learning is driven by rewards.</text:p>
      <text:p text:style-name="P11">So the agent receives a reward function and positive rewards should reinforce cognitive behaviors while negative rewards should penalize the agent to avoid those states and actions. However, one of the problems comes with reinforcement learning is that in order to actually learn from rewards you need a reward function.</text:p>
      <text:p text:style-name="P11">24:30 And that's not always easy to have. For instance, as Steve mentioned, especially when the state is not known in advance, so the agent doesn't exactly know its state. It's difficult in that case to design a reward function because you're not sure of what the agent knows and how it can assess its performance compared to the environment.</text:p>
      <text:p text:style-name="P11">So we instead focus on active inference. In active inference, the agent operates to the principle of minimizing free energy as we have just seen. So the principle of minimizing free energy actually examples two things. The one thing is to learn a model of the world, we call this an artificial world model in our work. The other objective is to minimize the free energy in the future by trying to achieve some preferred outcomes of the agent.</text:p>
      <text:p text:style-name="P11">So we assume that the agent has some preferred outcome distribution that he wants to achieve and that his goal will be in the culture to actually active Heins preferred outcomes.</text:p>
      <text:p text:style-name="P11">25:38 So the environment setting we discussed is that one of our Pmdps or partially observable marketing process. So just to recap, we have observation that the agent receives he chaos to infer the internal state of the environment which is nonobserved. And then there's actions which are actually known for the past but the agent should infer or small chaos among a set of possible actions in the future. So this is just a summary of what the an artificial word model looks like.</text:p>
      <text:p text:style-name="P11">So as we've seen in the previous slide, we have an encoder that encoding the information from an observation. We focus on visual environments. So here we have again an image which is basically N by N metrics. So the encoder could be for instance a convolutional neural network in our case. Then we have the Ed and state model which takes the previous state and the previous action.</text:p>
      <text:p text:style-name="P11">26:39 And in particular in our case here, we use some form of recurrent neural network model in order to keep preserving the history of the environment. And then we have the decoder that computes reconstruction of the observation of the current state. So it tries to encode inside the evidence state as much information as possible from what it comes from the observation. So the problem with reconstruction is that computing them, especially in visual environments is quite complicated because you need big models that have a very good representational capacity and also the models cannot be 100% accurate in low dimensional settings because for instance, predicting an image pixel by pixel is practically very unfispable, so it rarely happens. So let's go on example Beren so a few weeks ago I was training Gay like model, so like a model similar to this one on the left, so where we have this encoding decoder architecture on an Italian game, the breakout game, and try to learn an hidden states to learn action on top of the interstate.</text:p>
      <text:p text:style-name="P11">28:02 The problem is that the reconstruction of the BAE Beren actually pretty bad in that they were losing very important information about the game. So for instance, it was kind of able so with some uncertainty to model where the puzzle of the game is, but it wasn't able to model where the ball is, which is actually one of the two most important details in order to actually be able to play. So even having the reward function in this case, so having the game score available, the agent wasn't able to <text:soft-page-break/>learn the task because of the state which was lacking the most important information in order to keep improving. So this is one issue that we try to overcome in our work and the second part of active inference involves learning to pursue the preferred outcome. So in order to pursue preferred outcomes, active inference agents will do two things.</text:p>
      <text:p text:style-name="P11">29:05 One, try to minimize the disturbance with respect to these preferred outcomes, but on the other way also minimize the ambiguity with respect to the environment. So normally this is done by trying to match the two distinctions or trying to match, as we saw with a KL divergence, to try to match the distribution of the imagined outcome of the preferred outcome distribution. However, again in a dimension setting this can be quite complex because how do you define a distribution on an dimension image? Could it be for instance, just a center gaussian around the pixels so with the mean being the pixel value and then some fixed standard deviation? But in that case we get into troubles because we have the same issue discussed before with for instance having this kind of goal here and annoys observation like this which actually has an iron square Earth compared to an image that is very distant from the goal.</text:p>
      <text:p text:style-name="P11">30:09 And this kind of situation, especially when using reconstruction or in Jorge realistic settings are very likely because for instance, you can think that the center image is actually just a reconstruction of the model which is not 100% accurate. So that could be the case and indeed the agent will be confused and it will think that it's not achieving the goal compared to maybe for instance a pass observation, but it seemed that it was actually closer to the goal. Or again when there is some noise in the environment, in real world setup like also robotic, we always have this noise into the observation so it starts to match a preferred outcome in and animational setting. So we also try to overcome this issue Beren. So what we do propose is to use controller learning.</text:p>
      <text:p text:style-name="P11">Generative learning is a mechanism popular in a supervised learning scene that we will discuss more in depth in a few moments.</text:p>
      <text:p text:style-name="P11">31:09 So the objective that we want to have with our method are to avoid reconstruction in learning the word model, so we don't have any more of the decoder here as we see on the right. Then we want to be able to match preferred outcomes in a lower dimension space because we have seen that netimesionality that's problematic. And also we would like this low dimensional state to be representative of the task so that when we match our goal in this low dimensional state, we are actually doing something that actually brings us closer to the actual preferred outcome that we want to achieve in the It dimension setting. So let's try to compare to see what are the differentiate between using the likelihood active inference model and the contrastive model.</text:p>
      <text:p text:style-name="P11">So the idea in the likelihood active inference model is that we want to maximize the accuracy of reconstruction.</text:p>
      <text:p text:style-name="P11">32:10 So basically this means that we have this decoder that maximizes this maximum likelihood of the observation given the state. So we want the state to maximize the information to be contained about the observation. Basically in contrasted learning in controller active coherence we do something exafferent. So instead of trying to reconstruct the current observation, we try to compress with the encoder again this conversation and compare it to all the other not all the other as we'll see in a while because it's not visible, but many other samples that represent something different.</text:p>
      <text:p text:style-name="P11">So that we in the agent space, in this compressed space we want our state and the compressed image to be very close, while our state should be very distant from all the other images.</text:p>
      <text:p text:style-name="P11"><text:soft-page-break/>33:17 So we are indeed maximizing the similarity with a corresponding sample here called the positive sample, where we want to minimize the similarity, so maximize the distance against all the other samples that are called negative samples in controller learning. So as we'll see also in a moment, this mechanism here maximize the lower bound of the mutual information. So we are basically trying to maximize the information in between corresponding observation and state while minimizing the information with respect to all the other negative pairs. So as we've seen before, the free initiative pass can be summarized with this question here.</text:p>
      <text:p text:style-name="P11">So here I'm just talking about one moment in this time steps. So instead the team presented for all sequences by using the tilted notation, while here we're just considering one time step at a time.</text:p>
      <text:p text:style-name="P11">34:20 So as we've seen the free energy is basically an upper bound on the surprising information that we want to minimize. So we minimize free energy in order to minimize the surprising of the agent and here is actually evident that we have this evidence boundary. So this failed diversion is over greater or equal to zero, we wanted to basically reach zero hypothetically in order to minimize this evidence bound and this can also be rewritten in a way that is more practical to implement it.</text:p>
      <text:p text:style-name="P11">So by having the likelihood of the observation given the state, which actually means the accuracy of our model and having again the complexity of the model, which is the chaotic divergence between our variational distribution q which we use q of F given o which is basically using the encoding variation of variational posterior.</text:p>
      <text:p text:style-name="P11">35:31 So this is as typical as it's done in variational decoders. So when you try to insert the parameters of your posterior distribution by using the corresponding observation and then we want to minimize the chaotic diversion between this auto encoded posterior and our prior about the current or future state, we can say given the past state introduction and in our case in particular, we generally learn this prior. So we don't just use a uniform prior of our state, but we will learn our prior to be predictive of what the state is given the past state. So it can basically seem like for machine learning practitioner as a conditional variation of the encoder with controller learning, what we try to do is as I said, to maximize state similarity with the correct and corresponding observations of our positive examples while minimizing with the other.</text:p>
      <text:p text:style-name="P11">36:42 This means again that we want to maximize the mutual information between the positive sample and the corresponding state and minimizing the information with the negative samples. This can be written like this. So the noise contrasted estimation, so NCC that's the abbreviation basically provides again a lower bound on the mutual information. So where we see that we basically have like a soft max. So over all.</text:p>
      <text:p text:style-name="P11">The observation state, what does it mean? So for each pair of state and observation we want this value. So the value of this critic, this critic function f to be as high as possible, what we want it to be very low respect to the other. So that actually the exponential of this compared to the sum of all the other exponential is higher with the corresponding exhibition and very low with the rest.</text:p>
      <text:p text:style-name="P11">37:52 So this is basically saying that you want matching pairs to be very close and distant pairs to a very low value.</text:p>
      <text:p text:style-name="P11">This lower bound is an approximation. Normally when we take a number of samples Beren from a joint distribution that we define between x and y, in particular in our case is x and Y represent our conversation and our other states. So we define a priorities, this jojoin distribution to actually represent the fact that this state corresponds to this observation and we want to maximize the information <text:soft-page-break/>between them. And this function is a Socalled critic function. So what does it mean?</text:p>
      <text:p text:style-name="P11">It's a function that should approximate this flow density ratio that we see here on the right.</text:p>
      <text:p text:style-name="P11">38:56 I won't go into the mathematical details of this, but basically it's a mapping of the two inputs. So basically it's a mapping of our observation and our state. And we want again these outputs to be high for corresponding pairs and low for non corresponding pairs. So how do we transition from the free energy of the past that we have seen to our contrasting formulation?</text:p>
      <text:p text:style-name="P11">So, the first step that we do is adding to the free energy functional, a term that we assume to be constant, that is the entropy of the observation. So how can we assume that the entropy of the observation is constant? So, in machine learning we generally have a data Seth from which we sample our observation about the past.</text:p>
      <text:p text:style-name="P11">39:57 So we assume when we train that our data set so that the distribution over the observation is fixed. So the entropy of this distribution will always be a constant because we cannot modify that as opposed for instance to the states which we instead learned.</text:p>
      <text:p text:style-name="P11">So the distribution of our outcomes cannot be modified and so each entropy is a constant. If we add this term to the free energy functional, we can rewrite it as the chaotic divergence minus this information gain or mutant information termed Beren between the states and the observation. So given this, we can now apply the fact that the contrasted learning functionality is a lower bound on the mutual information to actually derive the free energy of the past where exfisiting all the terms out.</text:p>
      <text:p text:style-name="P11">40:59 According to the previous slide map, we basically have again this chaos divergence term and then we have the value of s between o and s to maximize and then to minimize all the again the value of the functional with respect to all the other negative Parr.</text:p>
      <text:p text:style-name="P11">So this brings us to again an upper bound. On the surprising term we see that this upper bound is actually even higher than the normal free energy upper bound. But as we'll see later, these are some nice property that explicitly help us to get free of the reconciliation and to learn a different representational space that has some advantages compared to the latitude based representation.</text:p>
      <text:p text:style-name="P11">42:04 So let's now talk about how can we learn to behave using contrastive active inference. So in the latitude based active inference model, what we were trying to maximize was again the likelihood of the future observation but under the preferred distribution.</text:p>
      <text:p text:style-name="P11">So we want the imagined outcomes to be as close as possible to the outcomes that we prefer.</text:p>
      <text:p text:style-name="P11">So this for digital environment implies that we reconstruct what we imagine will happen in the high dimensional space. So the image basically and then we computer it to our preferred image for instance, and as we see before, we can for instance use our Dean square distance or we can just use like we can use like a witchcraft compute the likelihood under the preferred distribution for contrasted active coherence.</text:p>
      <text:p text:style-name="P11">43:05 We again instead use a contrasting mechanism when we want now the future state to be corresponding with our examples from the preferred distribution. So we want the outcomes that we prefer to actually be close to the state that we imagine so that now we don't need anymore to reconstruct what the outcome of our action will look like. But we can just say if the state that we imagine matching with the preferred outcome that they want to achieve and that's what we maximize similarity with.</text:p>
      <text:p text:style-name="P11">And again we also have some form of ambiguity minimization or epistemic value in trying to minimize the similarity with respect to other outcomes. So in this case, minimizing the similarity respect to <text:soft-page-break/>outcomes that are not in the preferred distribution basically means that you either want to go far from something that you have already seen before in order to maybe get closer to the preferred outcomes or you either just want to minimize your ambiguity.</text:p>
      <text:p text:style-name="P11">44:18 So you want to be as far as possible from other outcomes and as close as possible to the actual preferred outcome that you're opting for. So as we've seen before, the expected free energy can be summarized like this I'll first like some difference with respect to the equation that team presented. So first of all, here we take action to be part of active coherence lab process.</text:p>
      <text:p text:style-name="P11">So the coherence process well before we've seen that you can have a distinctions of our policies and then you can sample the action from the policy and compute the free energy of the future given a posterior on a given policy. Instead here we make the action part of the generative models for the future and we actually want the agent to infer the expectation from the future and not just compute them as a posterior over some distribution of the policies.</text:p>
      <text:p text:style-name="P11">45:28 So we have now in the posterior this $80 so that we infer both the Future State and the Future Action and also the prior over the preferred outcomes that I indicate with Tilde. I hope that not confusing before because before the tilde was used to indicate sequences but in the paper I actually used it to indicate the preferred outcomes. So notation issues, but I hope that's not confusing.</text:p>
      <text:p text:style-name="P11">So the till the year is basically to say this is the preferred distribution over observation state and explained. So this is basically our target distinctions, what we hope to achieve in the future and we can rewrite this as the sum of returns. So first of all I'm assuming that the agent has no prior preference on action so that for him any action that will bring it to the preferred outcomes it's fine.</text:p>
      <text:p text:style-name="P11">46:31 So he has a uniform prior of action so the action doesn't really matter with this as long as it brings to the goal. Let's say in this way we obtain an action entropy term and then the rest the intrinsic value is the same epistemic value that we've seen before, the one that should lead the agent to explore the environment more or Beren to reduce some degree about the environment.</text:p>
      <text:p text:style-name="P11">And then we have the extrinsic value which is basically rewards or just a way to get closer to the actual preferred outcomes. So the value to pursue in order to minimize distance from the preferred outcomes. In our contrastive expected free energy we again have a signal move as we did from the past. So here we assume that we are taking expectation over our preferred outcomes since we don't imagine outcomes in the future, we just assume that the outcomes will be according to the preferred outcome distribution so that we can again sum the entropy over our fixed preferred outcome distribution and then the steps are the same.</text:p>
      <text:p text:style-name="P11">47:54 So we have again this mutual information term between the preferred outcomes and the state that we imagine in the future and the action entity term and this chaotic divergence between the stereo of our states and the prior of a states.</text:p>
      <text:p text:style-name="P11">So this complex term I'd say because it basically should represent the difference between what the agent believes it will happen and what is supposed to happen in the environment. So normally active inference lab we assume for the future that the model of the word is correct so that the agent has no control over his word model so it cannot change how the environment dynamics will transition from one state to another. So I'm assuming here that this kiosk dimension term is actually zero, though I've seen that some workers could also be Bull that are being greater than zero.</text:p>
      <text:p text:style-name="P11">48:59 But then it's basically having the agent imagines that it can violate the environment dynamics, hoping for a better dynamics, that it will allow it to be optimistic and think the thing that fMRI imaging <text:soft-page-break/>it will happen is actually going to happen. So here we don't allow the agent to modify how the environment moves from one state to another and we just assume the dynamics environment.</text:p>
      <text:p text:style-name="P11">So our posterior over the transition dynamics of the environment is correct and so the scale dimension is zero and then our objective again applying the generative learning lower boundary translates into this when we have this generative model information between the preferred outcomes and this action entropy term. So if you write it out explicitly we again have these two term which kind of reminds the two extrinsic value and intrinsic value for the free energy.</text:p>
      <text:p text:style-name="P11">50:06 So we have this the term that actually should minimize the similarity with a negative sample is doing something similar to what the intrinsic value in active coherence should do. So basically trying to be distant from previously seen outcomes is kind of similar to explore the environment to minimize your ambiguity so try to find something that gives you more information, not something that you have already seen. And so the word model can be summarized in these three main components that we learn.</text:p>
      <text:p text:style-name="P11">We have our prior network that as I said before is learned and should learn the transition dynamics of the environment. So trying to predict culture states given us states and action and then we have this GRU self that is shared between the prior and the posterior network and this is what allows us to bring our history with us.</text:p>
      <text:p text:style-name="P11">51:17 So just not stop to the previous state but also to include some information about previous states so that we have more information available in order to infer what the current state actually is. Then we have our posture network which also has access to the observation. And this poster, CNN, as I mentioned, it's a communication of neural network.</text:p>
      <text:p text:style-name="P11">And here we have the actual layered description for our environment which are 64 by 64. But that's less important, important things that we have a convolutional model that compresses the information from the observation for us. And this same computational network is also linked to the representation model that is the critic of the contrastive learning mechanism. So the function that is indeed matching states and observation in order to learn a good contrastive learning representation.</text:p>
      <text:p text:style-name="P11">52:25 So the function that we minimize with respect to the past is our contrast to free energy of the past summed over an arbitrary number of discrete time steps in the over past sequences.</text:p>
      <text:p text:style-name="P11">It is important to say that for the past the negative samples that we take are conversation of the same sequence of the corresponding observation. So let's say that we have an observation in the states, the negative samples will be all the other observations within the same sequence that are not the same in time but also conversation that come from other frequencies. So that we're basically contrasting the current state with different timesteps. So what happened in different moments of the same sequence of actions and what happened in different situations or different sequences and that's how we try to foster our constructive learning mechanism.</text:p>
      <text:p text:style-name="P11">53:38 Then we have the action model.</text:p>
      <text:p text:style-name="P11">So for our action model we have two networks, one is the Socalled action network which basically imperson the action to take given active states and then we have this expected activity network and this helps us pursuing what team anticipated. So the fact that we are amortizing the action selection process for very long term sequences by using a network that should estimate what the value of a certain state is in the future. So I'll try to be more clear here. So basically you have the action network to minimize this lambda team functional that is basically an estimate of how much value is in a certain state and how do we get this estimate.</text:p>
      <text:p text:style-name="P11"><text:soft-page-break/>54:48 So this estimate is provided by this formula here.</text:p>
      <text:p text:style-name="P11">So basically at every step we provide the actual expected contrast to free energy for that state and then for the future with some we compromise in between an estimate of what the network COVID predict is going to be the value in the future and the value itself that we are computing with the functional. So every step we basically the value that we expect in that step we bootstrap that's the way we normally say we apply some form of dynamics programming approach to some this value with what we expect to happen in the future and we use this as our target for learning the estimate.</text:p>
      <text:p text:style-name="P11">55:52 So we basically have the estimate and the estimate of the future plus the current value and we compare the two and we want the actual estimates to be close to what is actually happening plus the future estimates. This is actually what is normally done in reinforcement learning when you apply the Socalled Bellman equation in order to estimate what's going to happen in the future by using what you actually know. So generally like the reward in our case the explicit free energy value and what you already can estimate for the future.</text:p>
      <text:p text:style-name="P11">So in our experiments we compare four flavors that make for reinforcement learning using likelihood model. This is the dreamer baseline so it does a likely based learn word model and it uses rewards for learning action.</text:p>
      <text:p text:style-name="P11">56:59 So the reverse function is already given to the agent and then we compare with contrastive dreamer. It is a modification of dreamer using contrastive learning for Heins work model instead of reconstructions and then we compare the two flavors active inference lab, the standard, the same one with the likelihood reconstruction model and our contrasted formulation. So we use similar architecture and training routine for all the four baselines and the training routine can be summarized as we see here in Soldier code.</text:p>
      <text:p text:style-name="P11">So for a certain amount of number of training steps that we fix in tense we are going to train our world model on the previous experience. So now on a replay buffer that basically represents our data Seth of past experiences. Then we are going to use the trained word model to imagine some trajectories in the future by using our action model and the replay buffer as well, which is used because we need to take the negative samples for the control to free energy function and then on the image trajectories we are going to brain our action model in order to actually try to pursue the preferred outcomes better and then we are going to go back to the environment collect a new trajectory using our work model to improve what the hidden state of the environment is at every time step and using the action model to select the action according to the state that we inherited and add just collected trajectory to the data set.</text:p>
      <text:p text:style-name="P11">58:48 And we do this continuously. So train the world model, imagine some trajectories and train the action model and again keep collecting so that we continuously improve both the data collection process because the word model and the actual model gets better and also our modeling needs so that we get closer to the goal.</text:p>
      <text:p text:style-name="P11">So one important insight that first introduced before getting into an empirical evaluation of the method is the fact that using controller learning strongly reduces the computational requirements of the model. So here I'm comparing the number of million multiplier cognition operations for our models and the number of parameters as we see these are much lower when we use a contrastive mechanism compared to using a lightfield model and this is also reflected in terms of work clock time.</text:p>
      <text:p text:style-name="P11">59:52 So our model is quite faster compared to dreamer brain the likelihood based model for the word and uses just three words for learning action. And it's much, much faster than they like you active <text:soft-page-break/>inference lab model. Because they like you active inference lab model other than having to do the reconstruction during the world, model training also has to imagine the high dimensional outcomes in the future.</text:p>
      <text:p text:style-name="P11">So in that case you have even more computational because for every major trajectory you have to imagine all the possible images in our context that you will get pursuing a certain policy. So our model is quite faster than that. So the first target that I will discuss is simple miniquit task. So the agent represents a red arrow will navigate black COVID in order to reach Vinn square that is placed in one of the corner of the grid.</text:p>
      <text:p text:style-name="P11">1:01:01 So the environment is partially observed because the agent doesn't know what's in every pixel of the grid.</text:p>
      <text:p text:style-name="P11">So in order to find the gold, first you should explore the old grid and find the green square or at least be in a position that allows him to see the green square in front of him. So for the reward model, of course we have the highest reward and in correspondence of the gold state. So when the Agent is actually on the gold square, it will receive a reward plus one. And this is a sparse reward task, so for all the other states, the Agent will just receive zero rewards. So it will be just in coolers to reach the goal.</text:p>
      <text:p text:style-name="P11">Active Inference Lab Method the way that I chose to define a preferred outcome is to have an image of the Agent that sees himself on the goal. So basically the agent sees himself on the goal and says this is the position that they want to reach in the world and let's see what happens from a qualitative level.</text:p>
      <text:p text:style-name="P11">1:02:12 So as I said before, the rewards for this task is just a plus one in the right square, in the go square. What happens for the active inference model? So what will active inference lab model provides a value of a certain state of the agent in order to pursue the preferred outcome.</text:p>
      <text:p text:style-name="P11">So we see that the likelihood active inference when that is imagining the outcome and comparing it to the preferred images is actually giving a very high value for the right square. So in a scale from zero one, we can say that's a one. Oh, sorry. We can say that's a one. But other than that, the function it is providing is a bit confusing because it's giving some higher rewards in the centers compared to, let's say, the last row and column that are the one that deletes the final goal.</text:p>
      <text:p text:style-name="P11">1:03:23 The other corner are not even close to the goal one. So it's just providing a perfect match and we have no, no control over what the distance the goal is because for the perfect match the goal that is indeed the correct value that it is providing. But other than that, it's difficult to understand what the likelihood active coherence model is providing. With the contrastive active inference we see that there is a different pattern. So the agent is providing a very low volume for the center.</text:p>
      <text:p text:style-name="P11">So it's understanding that the center is of course not what they want to see, but then it's providing eye values to all the corners and in particular the highest value is provided to the right corner. So the one with the goal because it's of course the one that corresponds the most with what we ant to achieve but then all the other corners also have a very high value. And the fact is that I would say that the contrastive active coherence is probably capturing more, I would say, semantic information about the environment.</text:p>
      <text:p text:style-name="P11">1:04:35 So in order to distinguish a corner from a central tile, it's actually modeling the fact that there is a corner in a certain state of the environment. And when you look at the preferred outcome image, it actually says, first of all, this is a corner and that's the way it distinguishes.</text:p>
      <text:p text:style-name="P11">And then there is the green tile where the agent is. So from a value perspective we can say that a corner is closer in semantics with respect to a central tile to our goal. And then of course when you also have <text:soft-page-break/>the green tile which represents the goal, then you are the closest. So this is of course a bit risky because it can also lead to suboptimal behavior in some cases. But with good expression of the environment it will for sure lead to the optimal behavior because the maximum value is still provided correctly.</text:p>
      <text:p text:style-name="P11">1:05:41 So it's still the value for the right corner. But if you didn't see the other corner, the agent will just go to another corner and say okay, this looks similar to the goal. So I'm trying to do something similar to what I would like to do if I didn't see anything else. Disclosure, this is the best I can do. So this align how exploration is important in order to active preferred outcomes.</text:p>
      <text:p text:style-name="P11">And I think that also applies to likelihood active imprints as well because if you didn't see the goal you just have some noisy signal in the center so you wouldn't be able to reach the goal as well. And then we quantify the performance. We see that with the likelihood active inference the agent struggles to reach the goal consistently while our method leads to consistent performance that are in line with the reward based baselines.</text:p>
      <text:p text:style-name="P11">1:06:44 Of course the reward based baseline have an advantage because during training they always have a filtered objective. So even if their model is not correct, they always have this reward function filtered function that tells them yes, this is where you need to go.</text:p>
      <text:p text:style-name="P11">Well, our model can take a little bit more time in order to first have a good model and then being able to Dutch. But with the contrasting mechanism this process actually happens fast and leads to consistent performance. With likely active coherence we see that it will probably take more time to converge or it just leads to suboptimal behavior. So it's just inconsistent according to our evaluation. And yeah, these are two different grid environment.</text:p>
      <text:p text:style-name="P11">One is smaller, one is bigger, but the other results are very similar in terms of performance obtained. Then the other task that we discussed is a continuous control task with a 2d planner environment where a robotic arm will penetrate sphere.</text:p>
      <text:p text:style-name="P11">1:07:57 Go the red sphere. And this sphere is bigger in the socalled richer, easy environment, which is the one for which we see the preferred outcome on the left. And it is smaller for the socalled richer artemperment.</text:p>
      <text:p text:style-name="P11">That is the one that we see on the right. So for reward based agent we have the reward function that provides when the agent penetrates the sphere fully a rewards of one. Otherwise when it's off generative or just partially penetrating the sphere, it provides a dense reward that tells you you're getting closer to the goal. So in this case the reward function is actually helping the agent a bit more because it's telling him that it's getting closer to the goal. And it should just fly in the neighbor area while active coherence lab we just provide the preferred state in the environment which is the agent penetrating the ghost.</text:p>
      <text:p text:style-name="P11">1:09:04 Beren and let's see what happens. Again, we have a similar pattern, actually similar but different from the previous one. So in this case where the Dean square distance from the goal is actually more confusing as we've seen in previous example. So the likelihood active coherence agent totally fails to reach the goal because it's probably all the states look like an environment because the background stays the same. So the background is not moving as it was happening.</text:p>
      <text:p text:style-name="P11">For instance, for the mini grid environment the goal is always in the same position. So the difference between two images is just provide given by the few yellow pixels that moves around and if the model is not imagined perfectly where this pixel goes, it's very difficult that will provide some informative objective for the task. Instead, our generative active inference agent is able to provide an informative <text:soft-page-break/>call and appearance in the fact that he's providing some semantic information about the task.</text:p>
      <text:p text:style-name="P11">1:10:13 He's actually helping it to converge even faster than the reward based baseline because the reward based agents have access to reverse just when they are close to the goal. But the generative active infrastructure reward function everywhere in the environment.</text:p>
      <text:p text:style-name="P11">So when we see that the arm is very far, we have the Costa information term that you basically take over and tells you yeah, you don't want to stay there, go elsewhere and until we eventually find the goals. Beren and we concept to the correct behavior. So the agent is actually converging a bit faster than the other baselines and then the contrasted dreamer baseline is converging a bit faster than dreamer one because its model is faster to learn because it's generative. So this is what actually happens. These are a gift on the right.</text:p>
      <text:p text:style-name="P11">At some point they should reset. So basically we just see here that the task is correctly executed so that the agent is able to match the correct behavior.</text:p>
      <text:p text:style-name="P11">1:11:22 So he's taking a bit longer than expected. But yeah, you can see that for instance in the art task the agent oscillates around the current behavior but it keeps saying okay Beren we see it. So basically in the other environment is oscillating in a position that is very close to the goal.</text:p>
      <text:p text:style-name="P11">So de vries to stay as much as possible to that point and not be driven far from the goal by the near shell of the arm. Then we analyze qualitatively what's happening in terms of the value is provided to the agent. So what is the objective that is given to the agent in order to learn? Beren and as I try to explain, the reward is somewhere in the middle between zero and one when the agent is partially penetrating the goal and is totally one when the agent is fully penetrating the goal in all the other situation is zero.</text:p>
      <text:p text:style-name="P11">1:12:31 For active inference lab like you base model we see that the signal is very close for all the states.</text:p>
      <text:p text:style-name="P11">So the agent basically thinks that there is very little difference between being very close to the goal and being actually very far off from the goal and that's likely the reason why it's not converging to the optimal behavior. For Generative active coherence itself, we see that the agent is provided an objective value is somewhat in between zero and one when it's not close to the goal and something that is very close to one when it's in the goal and in particular when it's closer to the goal. The value is actually a bit higher than when it's far off. So we see that there is again some semantic information provided, which is the actual distance of the arm from the right goal.</text:p>
      <text:p text:style-name="P11">1:13:36 Or we can just see it as the contrastive learning mechanism saying okay, this pause of the arm is actually very different from the one that I opt to obtain.</text:p>
      <text:p text:style-name="P11">So let's try to move to a pose that is actually closer and we need to obtain higher values when the post is similar to the one that we want to achieve. So we explore the fact that some semantic information is provided to the agent by using contrastive learning to work on a more difficult setup is the richerdestructing environment. So in the richerdestructing task we have the same objective as before. So we want the agent to reach the goal by penetrating the red sphere but now we have varying backgrounds and we have the structure in the environment which could be just altered colors on the tilted camera and we still want to achieve the agent to penetrate this fear despite that.</text:p>
      <text:p text:style-name="P11">1:14:41 So for the reward based agents the reward is same as before.</text:p>
      <text:p text:style-name="P11">So being provided for the agent generative the gold sphere while force a few interests, the goal here is actually a bit troublesome to define because given the fact that the background is constantly varying <text:soft-page-break/>across different episodes we cannot a priori define what the preferred outcome looks like. So instead of doing that we attempted providing a more natural preferred outcome with the agency itself achieving the goal but with the standard task background. So we have this Bleu chest like background with the arm generative the goal and we aim force this preferred outcome to transfer to the destructive setup. This is of course pretty much impossible for the likelihood active inference model because of course it's trying to match this with a mean squared error like function.</text:p>
      <text:p text:style-name="P11">1:15:53 So of course the signal provider would be very confusing, very interesting that we see here.</text:p>
      <text:p text:style-name="P11">So the dreamer method fails because it's based on likelihoodbased models and as we'll see reconstruction all the variations in the environment is very difficult. So the reconstruction based world model struggles to provide informative states of the environment while the controller learningbased. Model succeed. And in particular it's very interesting that our model was able to actually achieve the goal. Here we see less consistency than before.</text:p>
      <text:p text:style-name="P11">So there is an iron variance, but still the agent is often able to reach the correct position despite all the difference in the background and all the structure present in the environment. So we see that actually the representation is actually learning what the pulse of the robot should be and trying to match it in the future.</text:p>
      <text:p text:style-name="P11">1:16:59 And then here we see some videos what's happening. So we hear indeed that they are in a bit more so it's actually a bit more difficult for him to assess that he's doing the right thing, but still the behavior obtained, it's still quite good, I would say. So it's pretty much achieving the goal.</text:p>
      <text:p text:style-name="P11">And this shows why elected base model will fail in this environment. So here we compare the crown roof in the different variety backgrounds and what the dreamers or the likelihood active inference model sees through the reconstruction. So we see that either reconstructing from the procedure state or from the prior state, the agent cannot perfectly model important information of the environment, which in this case is the armpit. So it sees where the first link of the robot armies, but he is not able to see normally when the second part of the arm he is because he's very uncertain about that.</text:p>
      <text:p text:style-name="P11">1:18:09 And that leads the agent to not being able to actually assess where it is in the environment and to provide the right value for what's going on.</text:p>
      <text:p text:style-name="P11">So using reconstruction in this environment leads to this kind of problem where the agent is not certain about the external states and so it's uncertain of what it should do next because the signal of active states is uncertain, is confused. And so it is also the value provided to the agent by the model.</text:p>
      <text:p text:style-name="P11">That's it. So I'll just briefly summarize what we have seen. So basically we use a generative model to reduce the computation active inference lab. This also brought some advantage function reinforcement learning.</text:p>
      <text:p text:style-name="P11">1:19:09 But yeah, we focus on active inference lab area where this model brought to a full advantage of learning the word model faster, but also in imagining forage trajectories faster because you don't have the reconstruction.</text:p>
      <text:p text:style-name="P11">Then we saw that the conversation representation learned features that better capture relevant information for the environment. And this was key in solving both the richer task and especially in the Richard destructive task, where without this feature we wouldn't be able to solve the task. And then we will show that we can use this method to provide affordance that are similar to engineering rewards, but in a much easier way. So you can just say okay, this is what I want to achieve in the environment, provide the conversation to the agent and the agent will find itself a way to reach that state without <text:soft-page-break/>actually having to provide a reward function for every possible state of the environment, which especially in realistic cases is usually unfeasible.</text:p>
      <text:p text:style-name="P11">1:20:24 And finally, we have also seen that exploration is very key for our method to work, because we don't want the agent to converge to a suboptimal behavior that looks like the right outcome, the preferred outcome.</text:p>
      <text:p text:style-name="P11">So it's very important to wisely explore the environment before actually delving into learning our preferred policy. And we have to look more into this in the future. So, thank you very much. That was it. I don't know if there's any question.</text:p>
      <text:p text:style-name="P11"/>
      <text:p text:style-name="P11">1:21:06 Daniel:</text:p>
      <text:p text:style-name="P11">Thank you both. Very interesting presentation. So if anyone watching live wants to ask a question, otherwise I have a few. So you mentioned a critic model when you were describing the architecture and that reminded me of language learning. Like if someone says repeat after me and then they give a sound, you might be after it or you might not be.</text:p>
      <text:p text:style-name="P11">But if someone says no, it was not r, you have a negative and a cognitive example. So what does that speak to perhaps the biological basis of contrast of learning? Or how these contrast of learning settings, active inference or not relate to the ways that organisms learn?</text:p>
      <text:p text:style-name="P11"/>
      <text:p text:style-name="P11">1:21:58 Pietro:</text:p>
      <text:p text:style-name="P11">Okay, I will say that the controller learning mechanism, though it's not completely equal, I would say it somehow ensemble. The ebb learning mechanism where you when you hae Parr of the things that should correspond, you actually want to strengthen the link. And when you have stuff that shouldn't be corresponding, you actually want to wake in the link. So I think that biologically we could actually see this way. So when you have something that you want to be, you want to link farther.</text:p>
      <text:p text:style-name="P11">In our case, the thing that we want to link farther. So to reinforce is the fact that if a certain observation corresponds to a certain state, then you strengthen this connection. Well, you want to be far.</text:p>
      <text:p text:style-name="P11">1:23:01 And that's where the contrast, I think a bit differs maybe from this biological perspective, we actually push it, we push it farther, which is not always the case for action planning, because normally you don't have this pushing further mechanism. So I would say this could be one possible links, as you said.</text:p>
      <text:p text:style-name="P11">Yeah, the critics function is actually doing something very similar to what you mentioned. So you have a positive examples and you reinforce. So the critic tells you that this is correct and it should tell you that this is correct. So it's trained to do that. We do it with machine learning.</text:p>
      <text:p text:style-name="P11">But if you have a good critic, you could use that. But yeah, it should tell you this is the right samples, while for non corresponding states and observation, she tells you this is not what we want in our representation, we want this farther.</text:p>
      <text:p text:style-name="P11"/>
      <text:p text:style-name="P11">1:23:58 Tim:</text:p>
      <text:p text:style-name="P11">So maybe to add on Daniel, I think what you're hinting at providing it should be like this is more like a way to define preferred states, so to speak. So if you translate it to what we are doing, it's basically saying these observations are what you should like basically. So they come into place for creating the action model.</text:p>
      <text:p text:style-name="P11"><text:soft-page-break/>Like how do I get to these observations? The controller learning Parr is more like being able to distinguish different things basically. And it's more growth than the different.</text:p>
      <text:p text:style-name="P11">So the cognitive learning just learns to distinguish all kinds of sounds, even all the bad ones. And you just now say okay, but now I really ant to have this sound, so try to get there.</text:p>
      <text:p text:style-name="P11">1:25:00 I think that's the difference here.</text:p>
      <text:p text:style-name="P11"/>
      <text:p text:style-name="P11">1:25:05 Daniel:</text:p>
      <text:p text:style-name="P11">That kind of sounds like paying attention to the right details, which we saw with multiple times like the breakout games, like how could you miss the ball? Humans are watching that gift and we're watching the ball. But we also have a sense of how to pay attention to the right details and then in terms of action to have curiosity about the right things. So it definitely starts to bridge into some very interesting behavior. Another question was about the action entropy term in the free energy calculations.</text:p>
      <text:p text:style-name="P11">So maybe could you restate what the action entropy term is since it's one of the major contributions. And also what does that say about adding terms to the free energy calculation? Like the action entropy is always greater than zero, kind of like a KL divergence and so that you mentioned gives some perhaps nice properties about the boundedness of f within a lower and an upper bound.</text:p>
      <text:p text:style-name="P11">1:26:07 So maybe just what is the action entropy doing here? Can we just add other terms that are bounded at zero to free energy and use that in other ways?</text:p>
      <text:p text:style-name="P11"/>
      <text:p text:style-name="P11">1:26:19 Pietro:</text:p>
      <text:p text:style-name="P11">Okay, so I'll start with a question about the action entropy term and then I'll also delve into the using different bounds for the free energy term. So here in the way we cast the active inference process for learning the actions, the key part is that the actions are now part of the future inference process. So I could also go back to speed this way if it's necessary. But normally the way that we see this objective is without a term ear and deer. But instead we have a cognition on a policy, on a certain policy.</text:p>
      <text:p text:style-name="P11">So normally that means that you have some set of policies already and you're just trying to decide which of them is better.</text:p>
      <text:p text:style-name="P11">1:27:22 So this could be done like using and optimizer first and then just assessing the one that you think are best or just assessing all of them. But that's impossible for instance, in a continuous action setup where you cannot assess all possible policies because the actions are continuum number is infinite for every dimension, so let's make infinite by infinite and so on. So it's a huge dimension space. So instead Beren we make the action part of the inference process.</text:p>
      <text:p text:style-name="P11">So we want to have a separate model that tells us what's the action to take a step. And I said that we obtain an action entropy term and that's because in choosing the best action, in trying to match our actions to the one that we should actually prefer, we think it like we don't have a coherence over action.</text:p>
      <text:p text:style-name="P11">1:28:38 So, for instance, if I want to reach a certain state of environment so if I want to go from this room to the kitchen, maybe I don't care what's the shortest path is. I just care about getting there at some point, or I don't care about going left or going route right now, when I get off of my chair, I just want to go where I need to go. So we don't place a prior over the action.</text:p>
      <text:p text:style-name="P11">We just say whatever action is fine as long as it brings you the fastest as possible to the goal. The fastest thing is not Beren by the action itself, but by minimizing the free energy. So we don't want a preference over the actions, we want the free energy to be the fastest spot. And so the action are, we <text:soft-page-break/>assume a uniform distinctions over them and what remains is just an entropy.</text:p>
      <text:p text:style-name="P11">1:29:38 So it will be a chaotic divergence between the Q over action given the states and this P eight, which basically becomes an entropy value if you assume this is a constant because it's just subtracting the constant to that and switching to the other part of the question.</text:p>
      <text:p text:style-name="P11">So what does it mean to us, this constant term here? So it's having constant term useful. So I don't know if there's any other useful constant term that we could agent. So mathematically speaking, an upper bound because of a constant to the army because you're minimizing the same objective. But then on top of that we apply the contrastive approximation and that leads to another upper bound.</text:p>
      <text:p text:style-name="P11">1:30:43 And as I said, there are some implications of this. We get maybe a better representation, but are we getting farther from the actual objective? So from my point of view, as long as we active something that is actually better, it doesn't really matter how far are we from the actual surprise. So in any case, we will always get some kind of amortization or approximation and we will probably never get 100% close to the surprise of value. So because we don't have a perfect model, so a perfect model of the world doesn't exist, it's impossible to imagine that we can model every details of the environment even with a billion machine learning parameter.</text:p>
      <text:p text:style-name="P11">And it's impossible to think that we will always act perfectly and always get in the perfect route to the goal using the always optimal action.</text:p>
      <text:p text:style-name="P11">1:31:47 Especially because there's always some uncertainty in the environment and there's a lot of things that we normally want to ignore in our everyday life. So a lot of things is not actually important to culture in the world, model or action wise. Is not always important to be 100% accurate in our movements in the action we take. The important thing is that we get close to the goal.</text:p>
      <text:p text:style-name="P11">So I would say, yeah, if there are any other term, any other Costa term or just any other modification that we could dot two the free energy function that actually leads to better results without compromising the original goal of minimizing free energy. I think that there would be a good way to address some of the issues that we currently have with active inference that could also lead to improving the performance of the artificial implementation of active inference significantly.</text:p>
      <text:p text:style-name="P11">1:32:50 So that's also why I think that taking advantage of some lessons that we learned from reinforcement learning is actually useful active inference lab as well, because there has been a ton of research about ways to amortize this thing or approximate this thing better or train a better deep learning model for something, some very specific aspects. And I think the active coherence research should benefit from this, should take inspiration from this.</text:p>
      <text:p text:style-name="P11"/>
      <text:p text:style-name="P11">1:33:25 Tim:</text:p>
      <text:p text:style-name="P11">Maybe if I might ask Peter, can you go back to the slides of the action?</text:p>
      <text:p text:style-name="P11">Yes. So maybe to make clear here for maybe people that are just familiar with reinforcement learning but are coming from a more active inference background. So in terms of active inference, as Scott brain would look at it, this is basically something that you should not do.</text:p>
      <text:p text:style-name="P11">So basically what happens here is that we see active inference more like a habitual thing like I know I'm in the States or I think I'm in the states so therefore I can just infer my action without even planning. It's kind of you become habituated to I've planned this hundreds of times and it's always this outcome.</text:p>
      <text:p text:style-name="P11">1:34:29 So I just stopped planning and I just amortize this action to an amortized policy. So that's <text:soft-page-break/>basically the kind of the mechanism that we apply here in order to avoid planning all the time because that's the tricky part. We have too much options to plan so we don't want to do this.</text:p>
      <text:p text:style-name="P11">So we just say let's summarize it from start which basically means that this.</text:p>
      <text:p text:style-name="P11"/>
      <text:p text:style-name="P11">1:34:57 Pietro:</text:p>
      <text:p text:style-name="P11">A.</text:p>
      <text:p text:style-name="P11"/>
      <text:p text:style-name="P11">1:35:00 Tim:</text:p>
      <text:p text:style-name="P11">Is not only overstays but also over action and then so the action entropy just falls out by introducing the action in the queue there. So it's not that we magically add an action action energy turn to the formulation, it just comes out because of having the actions as parts of our approximate posterior. But so keep in mind that this also means that we have an approximate over our action selection and this works in these reinforced flowing problems because there your goal is always the same. It does not shift.</text:p>
      <text:p text:style-name="P11">If you think back on biological agent, it's not like a complex distribution to maintain from your state. It's basically just yeah, this is the reward, this is where you get it. It's always the same thing. So this basically means that your environment in which we test these agents and which also reinforcement learning solutions, test their agents is exactly an environment for I can amortize what I have to do because if I know my state, I know what I have to do, basically things will change.</text:p>
      <text:p text:style-name="P11">1:36:20 I guess if you have another environment in which this is not the case, where you could be in a certain state and you could still have multiple options to do and you can only really know what to do by planning ahead or by first for information on what's happening.</text:p>
      <text:p text:style-name="P11">And in these kind of environment, I think that amortization trick will help you a lot or you cannot do it just by amortizing. So it's a trick we did to allow it to work in these kind of environments because, yeah, we have to benchmark against some things and you have to be a bit on board there.</text:p>
      <text:p text:style-name="P11">Keep in mind it's not a silver bullet that will always work. We do deviate from vanilla active inference. Here we go. Active inference as like we just want to learn habits we don't want to plan.</text:p>
      <text:p text:style-name="P11">1:37:21 But this also means that there might be situations where it will not work and then it's not due active coherence lab or free energy energy principle that's not working.</text:p>
      <text:p text:style-name="P11">It's more like, yeah, we did a crude approximation here by which things might not work anymore.</text:p>
      <text:p text:style-name="P11"/>
      <text:p text:style-name="P11">1:37:40 Daniel:</text:p>
      <text:p text:style-name="P11">That'S interesting, about which training environments favor what kind of algorithms and then how that shapes the perception of different algorithms. Like the navigation task, what if there was a fuel tank or there was a larger space that was going to require like multiple foraging information, foraging trips, for example. So then the sort of singleminded seeker is going to just die fast, but then something that's able to actually engage in planning wouldn't. So that was a little bit like to those who are familiar with active inference.</text:p>
      <text:p text:style-name="P11">And then here's a variant on what we've seen before. How about for those who are more familiar with the dreamer architecture or reinforcement learning, what makes active inference active inference and how is it different?</text:p>
      <text:p text:style-name="P11"/>
      <text:p text:style-name="P11"><text:soft-page-break/>1:38:38 Tim:</text:p>
      <text:p text:style-name="P11">Well, I think they're largely similar, let's say. I think that would be the starting point because often people think about what's the difference? But I think the main point that we should rather stress more as an active coherence community is that there are a lot more similarities between reinforcement learning and active inference. I would say that active inference is a bit more general than reinforcement learning in the sense that on the one hand, we don't use a reward function per se, but we relax that a bit, as in we just have a distribution over preferred outcomes, which is a bit more general, I would say. And then the second thing is that instead of by starting off from the free, free, free energy principle, this is the objective that you want to minimize, you also get the extrinsic value term here which is exactly the same thing as what a reinforcement learning agent optimize.</text:p>
      <text:p text:style-name="P11">1:39:51 So if you only look at extrinsic value, your reality agents will also do this. But the added value I would say comes in the information game terms and these will only give you an additional benefit in environments where there is information to gain. And this is not your typical reinforcement learning environment but if you look at for example the teammates mouse from Karl system, these are typical environments where you can actually show that if you only go for extrinsic value you will be acting susceptible. So you can actually prove almost in some environments only looking at its extrinsic value. Given the correct model of the environment, active inference will win.</text:p>
      <text:p text:style-name="P11">I think the crucial thing that we need to research on is how do you get the correct or the optimal model of your world in which by optimizing your expected triag, actually you do the sensible planning and this is still largely unresolved and with our models we are taking steps in that direction.</text:p>
      <text:p text:style-name="P11">1:41:12 But as you can see, there are lots of issues to just find the correct model because if you just look at the mouse, the likelihoodbased model should be perfectly fine. But by the way you optimize in practice then you see all kinds of problems like okay, this little pixel is actually the most important pixel of the thing and that does not appear so in my loss function. So that's why everything collapses. So in theory it should work, but there are a lot of practical problems to find the correct model that pays attention to the correct details or the correct aspects of your observations.</text:p>
      <text:p text:style-name="P11">And this is something that is shared with modelbased reinforcement learning as well. Active inference Lab and I think there's a huge opportunity to find new techniques that can put forward both Fields. And we also show this like a controller dreamer in the distracting environment, also improved performance on the normal dreamer.</text:p>
      <text:p text:style-name="P11">1:42:19 So by having a technique that lets you build a better model, any model based algorithm will work. And active inference has this special notion of also taking your account information gain in environment where you might insure on what your status.</text:p>
      <text:p text:style-name="P11">So that's where it can prevail. But I think in most of the benchmark environment that we see nowadays, especially in machine learning, you probably don't need these sterns, you probably get away with just maximizing your work which is in fact also an active inference agent to some sense. I'm talking about a model based technique. So like dream agents in this case, of course the model free ones are these are the differences. They don't need a model at all.</text:p>
      <text:p text:style-name="P11">But at least for modelbased reinforcement learning agents, I think it's pretty similar to what active inference lab agent would do in these environment.</text:p>
      <text:p text:style-name="P11"/>
      <text:p text:style-name="P11">1:43:28 Daniel:</text:p>
      <text:p text:style-name="P11"><text:soft-page-break/>Thank you tim Gitro, anything you add to that?</text:p>
      <text:p text:style-name="P11"/>
      <text:p text:style-name="P11">1:43:34 Pietro:</text:p>
      <text:p text:style-name="P11">Yeah, I would like to discuss what aspect of dreamer that we overlooked is the fact that it makes this amortization similar and it's also similar to what we have done. So, yeah, we learn a policy. Basically we Ari Kahn action network that provides the correct state, the correct action for every state. But the key step that actually brings us closer to the active inference formulation is that we imagine several times in the future. So it is true that we don't evaluate long policies and over time that we have this prior about action that is given by our action network.</text:p>
      <text:p text:style-name="P11">But it is also true that given the fact that we evaluate active states that we expect to see, and then from there we restart doing the action optimization process, we actually get closer to the optimization schema active inference lab.</text:p>
      <text:p text:style-name="P11">1:44:53 In particular, there is a paper called Sophisticated Inference that discussed this. When you actually take an action and then you reimagine from that step what's going to happen. There are some implication of this, but we are not completely drifting away from the original active inference theory because of this. It's just a different way of doing the action selection process in that indeed the driver is also very close active inference lab itself.</text:p>
      <text:p text:style-name="P11"/>
      <text:p text:style-name="P11">1:45:32 Daniel:</text:p>
      <text:p text:style-name="P11">Cool. Thank you. I wrote down if you don't know where you prefer to go, you are lost. Drive fast if you know how to get there, figure it out if you don't and then reassess continually. And I hope that conveys some of the similarities and differences.</text:p>
      <text:p text:style-name="P11">Do you have any final comments?</text:p>
      <text:p text:style-name="P11">This is a very interesting line of research and we really appreciate this model stream. Hope to see you in the future, or should I say we expect and prefer it. But thanks again, Pietro and Tim. This is really awesome.</text:p>
      <text:p text:style-name="P11"/>
      <text:p text:style-name="P11">1:46:11 Tim, <text:span text:style-name="T16">Pietro</text:span>:</text:p>
      <text:p text:style-name="P16"><text:span text:style-name="T16">T</text:span>hanks for having us.</text:p>
      <text:p text:style-name="P16">Thank you for having us.</text:p>
      <text:p text:style-name="P16"/>
      <text:p text:style-name="P16">1:46:15 Daniel:</text:p>
      <text:p text:style-name="P17"><text:span text:style-name="T8">H</text:span><text:span text:style-name="T9">ave a good day, </text:span><text:span text:style-name="T8">E</text:span><text:span text:style-name="T9">veryone!</text:span></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5T21:10:32.864000000</dc:date>
    <meta:editing-duration>PT34M49S</meta:editing-duration>
    <meta:editing-cycles>6</meta:editing-cycles>
    <meta:generator>LibreOffice/7.4.1.2$Windows_X86_64 LibreOffice_project/3c58a8f3a960df8bc8fd77b461821e42c061c5f0</meta:generator>
    <meta:document-statistic meta:table-count="1" meta:image-count="0" meta:object-count="0" meta:page-count="23" meta:paragraph-count="279" meta:word-count="14358" meta:character-count="80533" meta:non-whitespace-character-count="66454"/>
  </office:meta>
</office:document-meta>
</file>